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style:protect="siz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_20__28_var_29_"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middle" style:protect="siz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ccff" draw:fill-gradient-name="Sync-Async_20_90_b0_" draw:textarea-horizontal-align="center" draw:textarea-vertical-align="middle" draw:shadow="hidden" style:protect="size"/>
    </style:style>
    <style:style style:name="gr9" style:family="graphic" style:parent-style-name="standard">
      <style:graphic-properties draw:stroke="dash" draw:stroke-dash="Fine_20_Dashed_20__28_var_29_"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99ccff" draw:textarea-horizontal-align="center" draw:textarea-vertical-align="middle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3cm" fo:min-width="4.911cm"/>
    </style:style>
    <style:style style:name="gr12" style:family="graphic" style:parent-style-name="standard">
      <style:graphic-properties draw:fill="solid" draw:fill-color="#ffff99" draw:fill-gradient-name="EBC_2f_Spezial_20_Action" draw:textarea-horizontal-align="center" draw:textarea-vertical-align="middle" draw:shadow="hidden" style:protect="size"/>
    </style:style>
    <style:style style:name="gr13" style:family="graphic" style:parent-style-name="standard">
      <style:graphic-properties draw:fill="solid" draw:fill-color="#ffff99" draw:fill-gradient-name="EBC_2f_Spezial_20_Action" draw:fill-hatch-name="EBC-Spezial" draw:fill-hatch-solid="false" draw:textarea-horizontal-align="center" draw:textarea-vertical-align="middle" draw:shadow="hidden" style:protect="size"/>
    </style:style>
    <style:style style:name="gr14" style:family="graphic" style:parent-style-name="standard">
      <style:graphic-properties draw:fill="solid" draw:fill-color="#ffff99" draw:fill-gradient-name="Sync-Async_20_0_b0_" draw:textarea-horizontal-align="center" draw:textarea-vertical-align="middle" draw:shadow="hidden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cm" fo:min-width="6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2cm" fo:min-width="4.9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2cm" fo:min-width="6cm"/>
    </style:style>
    <style:style style:name="gr19" style:family="graphic" style:parent-style-name="text">
      <style:graphic-properties draw:marker-end="Arrow" draw:marker-end-width="0.3cm" draw:textarea-horizontal-align="center" draw:textarea-vertical-align="middle"/>
    </style:style>
    <style:style style:name="gr20" style:family="graphic" style:parent-style-name="text">
      <style:graphic-properties draw:stroke="solid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4.911cm"/>
    </style:style>
    <style:style style:name="gr22" style:family="graphic" style:parent-style-name="standard">
      <style:graphic-properties draw:fill="solid" draw:fill-color="#ffff99" draw:fill-gradient-name="Sync-Async_20_90_b0_" draw:textarea-horizontal-align="center" draw:textarea-vertical-align="middle" draw:shadow="hidden" style:protect="size"/>
    </style:style>
    <style:style style:name="gr23" style:family="graphic" style:parent-style-name="text">
      <style:graphic-properties draw:stroke="dash" draw:stroke-dash="Fine_20_Dashed_20__28_var_29_" svg:stroke-color="#008000" draw:marker-end="Arrow" draw:marker-end-width="0.3cm" draw:textarea-horizontal-align="center" draw:textarea-vertical-align="middle"/>
    </style:style>
    <style:style style:name="gr24" style:family="graphic" style:parent-style-name="text">
      <style:graphic-properties draw:stroke="none" draw:fill="solid" draw:fill-color="#ffffff" draw:textarea-horizontal-align="center" draw:textarea-vertical-align="middle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4.25cm" fo:margin-right="0cm" fo:text-align="center" fo:text-indent="0cm"/>
    </style:style>
    <style:style style:name="P5" style:family="paragraph">
      <style:paragraph-properties fo:margin-left="4.25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margin-left="4cm" fo:margin-right="0cm" fo:text-align="start" fo:text-indent="0cm">
        <style:tab-stops/>
      </style:paragraph-properties>
    </style:style>
    <style:style style:name="P7" style:family="paragraph">
      <style:paragraph-properties fo:margin-left="4cm" fo:margin-right="0cm" fo:text-align="start" fo:text-indent="0cm">
        <style:tab-stops/>
      </style:paragraph-properties>
      <style:text-properties fo:font-size="10pt" style:font-size-asian="10pt" style:font-size-complex="10pt"/>
    </style:style>
    <style:style style:name="P8" style:family="paragraph">
      <style:paragraph-properties fo:margin-left="0cm" fo:margin-right="4.25cm" fo:text-align="center" fo:text-indent="0cm"/>
    </style:style>
    <style:style style:name="P9" style:family="paragraph">
      <style:paragraph-properties fo:margin-left="0cm" fo:margin-right="4.25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4.25cm" fo:text-align="start" fo:text-indent="0cm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margin-left="4.25cm" fo:margin-right="0cm" fo:text-align="center" fo:text-indent="0cm">
        <style:tab-stops/>
      </style:paragraph-properties>
    </style:style>
    <style:style style:name="P13" style:family="paragraph">
      <style:paragraph-properties fo:margin-left="4.25cm" fo:margin-right="0cm" fo:text-align="center" fo:text-indent="0cm">
        <style:tab-stops/>
      </style:paragraph-properties>
      <style:text-properties fo:font-size="10pt" style:font-size-asian="10pt" style:font-size-complex="10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2.5cm" svg:height="1.5cm" svg:x="9.5cm" svg:y="8.9cm">
          <text:p text:style-name="P1"><text:span text:style-name="T1">Separate</text:span></text:p>
          <text:p text:style-name="P1"><text:span text:style-name="T1">Data Block</text:span></text:p>
        </draw:rect>
        <draw:connector draw:style-name="gr2" draw:text-style-name="P2" draw:layer="layout" svg:x1="10.75cm" svg:y1="10.4cm" svg:x2="10.75cm" svg:y2="14.5cm" draw:start-shape="id1" draw:start-glue-point="2" draw:end-shape="id2" draw:end-glue-point="0" svg:d="m10750 10400v4100">
          <text:p text:style-name="P1"><text:span text:style-name="T1"><text:s text:c="35"/></text:span><text:span text:style-name="T1">Command (string)</text:span></text:p>
        </draw:connector>
        <draw:custom-shape draw:style-name="gr3" draw:text-style-name="P1" draw:id="id4" draw:layer="layout" svg:width="0.833cm" svg:height="0.833cm" svg:x="2.203cm" svg:y="2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75cm" svg:y1="26.9cm" svg:x2="3.036cm" svg:y2="27.516cm" draw:start-shape="id3" draw:start-glue-point="2" draw:end-shape="id4" draw:end-glue-point="10" svg:d="m10750 26900v616h-771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ata Block (string)</text:span></text:p>
        </draw:connector>
        <draw:custom-shape draw:style-name="gr3" draw:text-style-name="P1" draw:id="id7" draw:layer="layout" svg:width="0.833cm" svg:height="0.833cm" svg:x="2.167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5" draw:layer="layout" svg:width="0.833cm" svg:height="0.833cm" svg:x="2.167cm" svg:y="3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7.318cm" svg:height="0.983cm" svg:x="1.641cm" svg:y="1.5cm">
          <draw:text-box>
            <text:p><text:span text:style-name="T2">Task : Simulate Device</text:span></text:p>
          </draw:text-box>
        </draw:frame>
        <draw:frame draw:style-name="gr4" draw:layer="layout" svg:width="3.669cm" svg:height="0.963cm" svg:x="16cm" svg:y="1.537cm">
          <draw:text-box>
            <text:p>13.10.2010</text:p>
          </draw:text-box>
        </draw:frame>
        <draw:connector draw:style-name="gr5" draw:text-style-name="P1" draw:layer="layout" svg:x1="3cm" svg:y1="3.984cm" svg:x2="17.25cm" svg:y2="8.9cm" draw:start-shape="id5" draw:start-glue-point="10" draw:end-shape="id6" draw:end-glue-point="0" svg:d="m3000 3984h14250v4916">
          <text:p/>
        </draw:connector>
        <draw:rect draw:style-name="gr6" draw:text-style-name="P2" draw:id="id2" draw:layer="layout" svg:width="2.5cm" svg:height="1.5cm" svg:x="9.5cm" svg:y="14.5cm">
          <text:p text:style-name="P1"><text:span text:style-name="T1">Split</text:span></text:p>
          <text:p text:style-name="P1"><text:span text:style-name="T1">Message</text:span></text:p>
        </draw:rect>
        <draw:connector draw:style-name="gr7" draw:text-style-name="P1" draw:layer="layout" svg:x1="3cm" svg:y1="5.484cm" svg:x2="10.75cm" svg:y2="6.4cm" draw:start-shape="id7" draw:start-glue-point="10" draw:end-shape="id8" draw:end-glue-point="0" svg:d="m3000 5484h7750v916">
          <text:p text:style-name="P1"/>
          <text:p text:style-name="P1"><text:span text:style-name="T3"/></text:p>
        </draw:connector>
        <draw:rect draw:style-name="gr8" draw:text-style-name="P2" draw:id="id12" draw:layer="layout" svg:width="2.5cm" svg:height="1.5cm" svg:x="9.5cm" svg:y="22.5cm">
          <text:p text:style-name="P1"><text:span text:style-name="T1">Send all</text:span></text:p>
          <text:p text:style-name="P1"><text:span text:style-name="T1">Data Blocks</text:span></text:p>
          <text:p text:style-name="P1"><text:span text:style-name="T4">(Loop with Delay)</text:span></text:p>
        </draw:rect>
        <draw:rect draw:style-name="gr1" draw:text-style-name="P2" draw:id="id6" draw:layer="layout" svg:width="2.5cm" svg:height="1.5cm" svg:x="16cm" svg:y="8.9cm">
          <text:p text:style-name="P1"><text:span text:style-name="T1">Split</text:span></text:p>
          <text:p text:style-name="P1"><text:span text:style-name="T1">Device Data</text:span></text:p>
        </draw:rect>
        <draw:connector draw:style-name="gr9" draw:text-style-name="P2" draw:layer="layout" draw:type="lines" svg:x1="16cm" svg:y1="9.65cm" svg:x2="12cm" svg:y2="9.65cm" draw:start-shape="id6" draw:start-glue-point="3" draw:end-shape="id1" draw:end-glue-point="1" svg:d="m16000 9650h-501-2998-501">
          <text:p text:style-name="P1"><text:span text:style-name="T1"/></text:p>
          <text:p text:style-name="P1"><text:span text:style-name="T1"/></text:p>
          <text:p text:style-name="P1"><text:span text:style-name="T1">Seperator List</text:span></text:p>
        </draw:connector>
        <draw:rect draw:style-name="gr6" draw:text-style-name="P2" draw:id="id10" draw:layer="layout" svg:width="2.5cm" svg:height="1.5cm" svg:x="6cm" svg:y="17cm">
          <text:p text:style-name="P1"><text:span text:style-name="T1">Counter</text:span></text:p>
        </draw:rect>
        <draw:rect draw:style-name="gr1" draw:text-style-name="P2" draw:id="id9" draw:layer="layout" svg:width="2.5cm" svg:height="1.5cm" svg:x="13cm" svg:y="17cm">
          <text:p text:style-name="P1"><text:span text:style-name="T1">Get </text:span></text:p>
          <text:p text:style-name="P1"><text:span text:style-name="T1">Command</text:span></text:p>
          <text:p text:style-name="P1"><text:span text:style-name="T1">Answers</text:span></text:p>
        </draw:rect>
        <draw:connector draw:style-name="gr7" draw:text-style-name="P5" draw:layer="layout" svg:x1="12cm" svg:y1="15.25cm" svg:x2="14.25cm" svg:y2="17cm" draw:start-shape="id2" draw:start-glue-point="1" draw:end-shape="id9" draw:end-glue-point="0" svg:d="m12000 15250h2250v1750">
          <text:p text:style-name="P4"><text:span text:style-name="T1">Command</text:span></text:p>
          <text:p text:style-name="P4"><text:span text:style-name="T1">(string)</text:span></text:p>
        </draw:connector>
        <draw:connector draw:style-name="gr9" draw:text-style-name="P7" draw:layer="layout" svg:x1="17.25cm" svg:y1="10.4cm" svg:x2="15.5cm" svg:y2="17.75cm" draw:start-shape="id6" draw:start-glue-point="2" draw:end-shape="id9" draw:end-glue-point="1" svg:d="m17250 10400v7350h-1750">
          <text:p text:style-name="P6"><text:span text:style-name="T1">Device</text:span></text:p>
          <text:p text:style-name="P6"><text:span text:style-name="T1">Command</text:span></text:p>
          <text:p text:style-name="P6"><text:span text:style-name="T1">Dictionary</text:span></text:p>
        </draw:connector>
        <draw:connector draw:style-name="gr7" draw:text-style-name="P9" draw:layer="layout" svg:x1="9.5cm" svg:y1="15.25cm" svg:x2="7.25cm" svg:y2="17cm" draw:start-shape="id2" draw:start-glue-point="3" draw:end-shape="id10" draw:end-glue-point="0" svg:d="m9500 15250h-2250v1750">
          <text:p text:style-name="P8"><text:span text:style-name="T1">Command</text:span></text:p>
          <text:p text:style-name="P8"><text:span text:style-name="T1">(string)</text:span></text:p>
        </draw:connector>
        <draw:rect draw:style-name="gr10" draw:text-style-name="P2" draw:id="id11" draw:layer="layout" svg:width="2.5cm" svg:height="1.5cm" svg:x="9.5cm" svg:y="19.5cm">
          <text:p text:style-name="P1"><text:span text:style-name="T1">Select Answer </text:span></text:p>
          <text:p text:style-name="P1"><text:span text:style-name="T1">from List</text:span></text:p>
        </draw:rect>
        <draw:connector draw:style-name="gr7" draw:text-style-name="P11" draw:layer="layout" svg:x1="7.25cm" svg:y1="18.5cm" svg:x2="9.5cm" svg:y2="20.25cm" draw:start-shape="id10" draw:start-glue-point="2" draw:end-shape="id11" draw:end-glue-point="3" svg:d="m7250 18500v1750h2250">
          <text:p text:style-name="P1"><text:span text:style-name="T5"/></text:p>
          <text:p text:style-name="P1"><text:span text:style-name="T5"/></text:p>
          <text:p text:style-name="P10"><text:span text:style-name="T5">index (int)</text:span></text:p>
        </draw:connector>
        <draw:connector draw:style-name="gr7" draw:text-style-name="P13" draw:layer="layout" svg:x1="14.25cm" svg:y1="18.5cm" svg:x2="12cm" svg:y2="20.25cm" draw:start-shape="id9" draw:start-glue-point="2" draw:end-shape="id11" draw:end-glue-point="1" svg:d="m14250 18500v1750h-2250">
          <text:p text:style-name="P12"><text:span text:style-name="T1"/></text:p>
          <text:p text:style-name="P12"><text:span text:style-name="T1"/></text:p>
          <text:p text:style-name="P12"><text:span text:style-name="T1">List of</text:span></text:p>
          <text:p text:style-name="P12"><text:span text:style-name="T6">Command</text:span></text:p>
          <text:p text:style-name="P12"><text:span text:style-name="T6">Answers</text:span></text:p>
        </draw:connector>
        <draw:connector draw:style-name="gr7" draw:text-style-name="P2" draw:layer="layout" svg:x1="10.75cm" svg:y1="21cm" svg:x2="10.75cm" svg:y2="22.5cm" draw:start-shape="id11" draw:start-glue-point="2" draw:end-shape="id12" draw:end-glue-point="0" svg:d="m10750 21000v1500">
          <text:p text:style-name="P1"><text:span text:style-name="T1"><text:tab/></text:span><text:span text:style-name="T1"><text:tab/></text:span><text:span text:style-name="T1"><text:tab/></text:span><text:span text:style-name="T1">Command Answer</text:span></text:p>
          <text:p text:style-name="P1"><text:span text:style-name="T1"><text:tab/></text:span><text:span text:style-name="T1"><text:tab/></text:span><text:span text:style-name="T1"><text:tab/></text:span><text:span text:style-name="T1">(List of Data Blocks)</text:span></text:p>
        </draw:connector>
        <draw:frame draw:style-name="gr4" draw:text-style-name="P14" draw:layer="layout" svg:width="5.891cm" svg:height="0.882cm" svg:x="3.307cm" svg:y="26.559cm">
          <draw:text-box>
            <text:p><text:span text:style-name="T7">out_simulatedAnswer</text:span></text:p>
          </draw:text-box>
        </draw:frame>
        <draw:frame draw:style-name="gr11" draw:text-style-name="P15" draw:layer="layout" svg:width="8.236cm" svg:height="0.882cm" svg:x="3cm" svg:y="4.518cm">
          <draw:text-box>
            <text:p><text:span text:style-name="T8">in_receivedData (string)</text:span></text:p>
          </draw:text-box>
        </draw:frame>
        <draw:frame draw:style-name="gr4" draw:text-style-name="P14" draw:layer="layout" svg:width="6.526cm" svg:height="0.882cm" svg:x="3cm" svg:y="3.018cm">
          <draw:text-box>
            <text:p><text:span text:style-name="T7">in_DeviceDefinitionData</text:span></text:p>
          </draw:text-box>
        </draw:frame>
        <draw:rect draw:style-name="gr12" draw:text-style-name="P2" draw:id="id3" draw:layer="layout" svg:width="2.5cm" svg:height="1.5cm" svg:x="9.5cm" svg:y="25.4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connector draw:style-name="gr7" draw:text-style-name="P2" draw:layer="layout" svg:x1="10.75cm" svg:y1="24cm" svg:x2="10.75cm" svg:y2="25.4cm" draw:start-shape="id12" draw:start-glue-point="2" draw:end-shape="id3" draw:end-glue-point="0" svg:d="m10750 24000v1400">
          <text:p text:style-name="P1"><text:span text:style-name="T1"><text:tab/></text:span><text:span text:style-name="T1"><text:tab/></text:span><text:span text:style-name="T1"><text:tab/></text:span><text:span text:style-name="T1">single Data Block</text:span></text:p>
          <text:p text:style-name="P1"><text:span text:style-name="T1"><text:tab/></text:span><text:span text:style-name="T1"><text:tab/></text:span><text:span text:style-name="T1"><text:tab/></text:span><text:span text:style-name="T1">(string)</text:span></text:p>
        </draw:connector>
        <draw:rect draw:style-name="gr13" draw:text-style-name="P2" draw:id="id8" draw:layer="layout" svg:width="2.5cm" svg:height="1.5cm" svg:x="9.5cm" svg:y="6.4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connector draw:style-name="gr7" draw:text-style-name="P2" draw:layer="layout" svg:x1="10.75cm" svg:y1="7.9cm" svg:x2="10.75cm" svg:y2="8.9cm" draw:start-shape="id8" draw:start-glue-point="2" draw:end-shape="id1" draw:end-glue-point="0" svg:d="m10750 7900v1000">
          <text:p text:style-name="P1"><text:span text:style-name="T1"><text:tab/></text:span><text:span text:style-name="T1"><text:tab/></text:span><text:span text:style-name="T1">Data (string)</text:span></text:p>
        </draw:connector>
        <draw:rect draw:style-name="gr14" draw:text-style-name="P2" draw:layer="layout" svg:width="2.5cm" svg:height="1.5cm" svg:x="17.5cm" svg:y="25.2cm">
          <text:p text:style-name="P1"><text:span text:style-name="T9">ebc</text:span></text:p>
          <text:p text:style-name="P1"><text:span text:style-name="T1">Standard</text:span></text:p>
          <text:p text:style-name="P1"><text:span text:style-name="T1">Action</text:span></text:p>
        </draw:rect>
        <draw:rect draw:style-name="gr1" draw:text-style-name="P2" draw:layer="layout" svg:width="2.5cm" svg:height="1.5cm" svg:x="17.5cm" svg:y="27.2cm">
          <text:p text:style-name="P1"><text:span text:style-name="T1">specialized</text:span></text:p>
          <text:p text:style-name="P1"><text:span text:style-name="T1">Action</text:span></text:p>
        </draw:rect>
      </draw:page>
      <draw:page draw:name="page2" draw:style-name="dp1" draw:master-page-name="Standard">
        <draw:rect draw:style-name="gr1" draw:text-style-name="P2" draw:id="id13" draw:layer="layout" svg:width="2.5cm" svg:height="1.5cm" svg:x="9.5cm" svg:y="8.9cm">
          <text:p text:style-name="P1"><text:span text:style-name="T1">Separate</text:span></text:p>
          <text:p text:style-name="P1"><text:span text:style-name="T1">Data Block</text:span></text:p>
        </draw:rect>
        <draw:connector draw:style-name="gr2" draw:text-style-name="P2" draw:layer="layout" svg:x1="10.75cm" svg:y1="10.4cm" svg:x2="10.75cm" svg:y2="11.8cm" draw:start-shape="id13" draw:start-glue-point="2" draw:end-shape="id14" draw:end-glue-point="0" svg:d="m10750 10400v1400">
          <text:p text:style-name="P1"><text:span text:style-name="T1"><text:s text:c="35"/></text:span><text:span text:style-name="T1">Command (string)</text:span></text:p>
        </draw:connector>
        <draw:custom-shape draw:style-name="gr3" draw:text-style-name="P1" draw:id="id16" draw:layer="layout" svg:width="0.833cm" svg:height="0.833cm" svg:x="2.203cm" svg:y="27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75cm" svg:y1="26.9cm" svg:x2="3.036cm" svg:y2="27.516cm" draw:start-shape="id15" draw:start-glue-point="2" draw:end-shape="id16" draw:end-glue-point="10" svg:d="m10750 26900v616h-771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ata Block (string)</text:span></text:p>
        </draw:connector>
        <draw:custom-shape draw:style-name="gr3" draw:text-style-name="P1" draw:id="id19" draw:layer="layout" svg:width="0.833cm" svg:height="0.833cm" svg:x="2.167cm" svg:y="5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" draw:layer="layout" svg:width="0.833cm" svg:height="0.833cm" svg:x="2.167cm" svg:y="3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3.359cm" svg:height="5cm" svg:x="1.641cm" svg:y="1.5cm">
          <draw:text-box>
            <text:p><text:span text:style-name="T2">Task : Simulate Device (with Asyncronizer)</text:span></text:p>
          </draw:text-box>
        </draw:frame>
        <draw:frame draw:style-name="gr4" draw:layer="layout" svg:width="3.669cm" svg:height="0.963cm" svg:x="16cm" svg:y="1.537cm">
          <draw:text-box>
            <text:p>13.10.2010</text:p>
          </draw:text-box>
        </draw:frame>
        <draw:connector draw:style-name="gr5" draw:text-style-name="P1" draw:layer="layout" svg:x1="3cm" svg:y1="3.984cm" svg:x2="17.25cm" svg:y2="8.9cm" draw:start-shape="id17" draw:start-glue-point="10" draw:end-shape="id18" draw:end-glue-point="0" svg:d="m3000 3984h14250v4916">
          <text:p/>
        </draw:connector>
        <draw:rect draw:style-name="gr6" draw:text-style-name="P2" draw:id="id21" draw:layer="layout" svg:width="2.5cm" svg:height="1.5cm" svg:x="9.5cm" svg:y="14.5cm">
          <text:p text:style-name="P1"><text:span text:style-name="T1">Split</text:span></text:p>
          <text:p text:style-name="P1"><text:span text:style-name="T1">Message</text:span></text:p>
        </draw:rect>
        <draw:connector draw:style-name="gr7" draw:text-style-name="P1" draw:layer="layout" svg:x1="3cm" svg:y1="5.484cm" svg:x2="10.75cm" svg:y2="6.4cm" draw:start-shape="id19" draw:start-glue-point="10" draw:end-shape="id20" draw:end-glue-point="0" svg:d="m3000 5484h7750v916">
          <text:p text:style-name="P1"/>
          <text:p text:style-name="P1"><text:span text:style-name="T3"/></text:p>
        </draw:connector>
        <draw:rect draw:style-name="gr14" draw:text-style-name="P2" draw:id="id14" draw:layer="layout" svg:width="2.5cm" svg:height="1.5cm" svg:x="9.5cm" svg:y="11.8cm">
          <text:p text:style-name="P1"><text:span text:style-name="T1">Asynchronizer</text:span></text:p>
        </draw:rect>
        <draw:rect draw:style-name="gr8" draw:text-style-name="P2" draw:id="id25" draw:layer="layout" svg:width="2.5cm" svg:height="1.5cm" svg:x="9.5cm" svg:y="22.5cm">
          <text:p text:style-name="P1"><text:span text:style-name="T1">Send all</text:span></text:p>
          <text:p text:style-name="P1"><text:span text:style-name="T1">Data Blocks</text:span></text:p>
          <text:p text:style-name="P1"><text:span text:style-name="T4">(Loop with Delay)</text:span></text:p>
        </draw:rect>
        <draw:rect draw:style-name="gr1" draw:text-style-name="P2" draw:id="id18" draw:layer="layout" svg:width="2.5cm" svg:height="1.5cm" svg:x="16cm" svg:y="8.9cm">
          <text:p text:style-name="P1"><text:span text:style-name="T1">Split</text:span></text:p>
          <text:p text:style-name="P1"><text:span text:style-name="T1">Device Data</text:span></text:p>
        </draw:rect>
        <draw:connector draw:style-name="gr9" draw:text-style-name="P2" draw:layer="layout" draw:type="lines" svg:x1="16cm" svg:y1="9.65cm" svg:x2="12cm" svg:y2="9.65cm" draw:start-shape="id18" draw:start-glue-point="3" draw:end-shape="id13" draw:end-glue-point="1" svg:d="m16000 9650h-501-2998-501">
          <text:p text:style-name="P1"><text:span text:style-name="T1"/></text:p>
          <text:p text:style-name="P1"><text:span text:style-name="T1"/></text:p>
          <text:p text:style-name="P1"><text:span text:style-name="T1">Seperator List</text:span></text:p>
        </draw:connector>
        <draw:rect draw:style-name="gr6" draw:text-style-name="P2" draw:id="id23" draw:layer="layout" svg:width="2.5cm" svg:height="1.5cm" svg:x="6cm" svg:y="17cm">
          <text:p text:style-name="P1"><text:span text:style-name="T1">Counter</text:span></text:p>
        </draw:rect>
        <draw:rect draw:style-name="gr1" draw:text-style-name="P2" draw:id="id22" draw:layer="layout" svg:width="2.5cm" svg:height="1.5cm" svg:x="13cm" svg:y="17cm">
          <text:p text:style-name="P1"><text:span text:style-name="T1">Get </text:span></text:p>
          <text:p text:style-name="P1"><text:span text:style-name="T1">Command</text:span></text:p>
          <text:p text:style-name="P1"><text:span text:style-name="T1">Answers</text:span></text:p>
        </draw:rect>
        <draw:connector draw:style-name="gr2" draw:text-style-name="P2" draw:layer="layout" svg:x1="10.75cm" svg:y1="13.3cm" svg:x2="10.75cm" svg:y2="14.5cm" draw:start-shape="id14" draw:start-glue-point="2" draw:end-shape="id21" draw:end-glue-point="0" svg:d="m10750 13300v1200">
          <text:p text:style-name="P1"><text:span text:style-name="T1"><text:s text:c="35"/></text:span><text:span text:style-name="T1">Command (string)</text:span></text:p>
        </draw:connector>
        <draw:connector draw:style-name="gr7" draw:text-style-name="P5" draw:layer="layout" svg:x1="12cm" svg:y1="15.25cm" svg:x2="14.25cm" svg:y2="17cm" draw:start-shape="id21" draw:start-glue-point="1" draw:end-shape="id22" draw:end-glue-point="0" svg:d="m12000 15250h2250v1750">
          <text:p text:style-name="P4"><text:span text:style-name="T1">Command</text:span></text:p>
          <text:p text:style-name="P4"><text:span text:style-name="T1">(string)</text:span></text:p>
        </draw:connector>
        <draw:connector draw:style-name="gr9" draw:text-style-name="P7" draw:layer="layout" svg:x1="17.25cm" svg:y1="10.4cm" svg:x2="15.5cm" svg:y2="17.75cm" draw:start-shape="id18" draw:start-glue-point="2" draw:end-shape="id22" draw:end-glue-point="1" svg:d="m17250 10400v7350h-1750">
          <text:p text:style-name="P6"><text:span text:style-name="T1">Device</text:span></text:p>
          <text:p text:style-name="P6"><text:span text:style-name="T1">Definition</text:span></text:p>
          <text:p text:style-name="P6"><text:span text:style-name="T1">Data</text:span></text:p>
        </draw:connector>
        <draw:connector draw:style-name="gr7" draw:text-style-name="P9" draw:layer="layout" svg:x1="9.5cm" svg:y1="15.25cm" svg:x2="7.25cm" svg:y2="17cm" draw:start-shape="id21" draw:start-glue-point="3" draw:end-shape="id23" draw:end-glue-point="0" svg:d="m9500 15250h-2250v1750">
          <text:p text:style-name="P8"><text:span text:style-name="T1">Command</text:span></text:p>
          <text:p text:style-name="P8"><text:span text:style-name="T1">(string)</text:span></text:p>
        </draw:connector>
        <draw:rect draw:style-name="gr10" draw:text-style-name="P2" draw:id="id24" draw:layer="layout" svg:width="2.5cm" svg:height="1.5cm" svg:x="9.5cm" svg:y="19.5cm">
          <text:p text:style-name="P1"><text:span text:style-name="T1">Select Answer </text:span></text:p>
          <text:p text:style-name="P1"><text:span text:style-name="T1">from List</text:span></text:p>
        </draw:rect>
        <draw:connector draw:style-name="gr7" draw:text-style-name="P11" draw:layer="layout" svg:x1="7.25cm" svg:y1="18.5cm" svg:x2="9.5cm" svg:y2="20.25cm" draw:start-shape="id23" draw:start-glue-point="2" draw:end-shape="id24" draw:end-glue-point="3" svg:d="m7250 18500v1750h2250">
          <text:p text:style-name="P1"><text:span text:style-name="T5"/></text:p>
          <text:p text:style-name="P1"><text:span text:style-name="T5"/></text:p>
          <text:p text:style-name="P10"><text:span text:style-name="T5">index (int)</text:span></text:p>
        </draw:connector>
        <draw:connector draw:style-name="gr7" draw:text-style-name="P13" draw:layer="layout" svg:x1="14.25cm" svg:y1="18.5cm" svg:x2="12cm" svg:y2="20.25cm" draw:start-shape="id22" draw:start-glue-point="2" draw:end-shape="id24" draw:end-glue-point="1" svg:d="m14250 18500v1750h-2250">
          <text:p text:style-name="P12"><text:span text:style-name="T1"/></text:p>
          <text:p text:style-name="P12"><text:span text:style-name="T1"/></text:p>
          <text:p text:style-name="P12"><text:span text:style-name="T1">List of</text:span></text:p>
          <text:p text:style-name="P12"><text:span text:style-name="T6">Command</text:span></text:p>
          <text:p text:style-name="P12"><text:span text:style-name="T6">Answers</text:span></text:p>
        </draw:connector>
        <draw:connector draw:style-name="gr7" draw:text-style-name="P2" draw:layer="layout" svg:x1="10.75cm" svg:y1="21cm" svg:x2="10.75cm" svg:y2="22.5cm" draw:start-shape="id24" draw:start-glue-point="2" draw:end-shape="id25" draw:end-glue-point="0" svg:d="m10750 21000v1500">
          <text:p text:style-name="P1"><text:span text:style-name="T1"><text:tab/></text:span><text:span text:style-name="T1"><text:tab/></text:span><text:span text:style-name="T1"><text:tab/></text:span><text:span text:style-name="T1">Command Answer</text:span></text:p>
          <text:p text:style-name="P1"><text:span text:style-name="T1"><text:tab/></text:span><text:span text:style-name="T1"><text:tab/></text:span><text:span text:style-name="T1"><text:tab/></text:span><text:span text:style-name="T1">(List of Data Blocks)</text:span></text:p>
        </draw:connector>
        <draw:frame draw:style-name="gr4" draw:text-style-name="P14" draw:layer="layout" svg:width="5.891cm" svg:height="0.882cm" svg:x="3.307cm" svg:y="26.559cm">
          <draw:text-box>
            <text:p><text:span text:style-name="T7">out_simulatedAnswer</text:span></text:p>
          </draw:text-box>
        </draw:frame>
        <draw:frame draw:style-name="gr11" draw:text-style-name="P15" draw:layer="layout" svg:width="8.236cm" svg:height="0.882cm" svg:x="3cm" svg:y="4.518cm">
          <draw:text-box>
            <text:p><text:span text:style-name="T8">in_receivedData (string)</text:span></text:p>
          </draw:text-box>
        </draw:frame>
        <draw:frame draw:style-name="gr4" draw:text-style-name="P14" draw:layer="layout" svg:width="6.526cm" svg:height="0.882cm" svg:x="3cm" svg:y="3.018cm">
          <draw:text-box>
            <text:p><text:span text:style-name="T7">in_DeviceDefinitionData</text:span></text:p>
          </draw:text-box>
        </draw:frame>
        <draw:rect draw:style-name="gr12" draw:text-style-name="P2" draw:id="id15" draw:layer="layout" svg:width="2.5cm" svg:height="1.5cm" svg:x="9.5cm" svg:y="25.4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connector draw:style-name="gr7" draw:text-style-name="P2" draw:layer="layout" svg:x1="10.75cm" svg:y1="24cm" svg:x2="10.75cm" svg:y2="25.4cm" draw:start-shape="id25" draw:start-glue-point="2" draw:end-shape="id15" draw:end-glue-point="0" svg:d="m10750 24000v1400">
          <text:p text:style-name="P1"><text:span text:style-name="T1"><text:tab/></text:span><text:span text:style-name="T1"><text:tab/></text:span><text:span text:style-name="T1"><text:tab/></text:span><text:span text:style-name="T1">single Data Block</text:span></text:p>
          <text:p text:style-name="P1"><text:span text:style-name="T1"><text:tab/></text:span><text:span text:style-name="T1"><text:tab/></text:span><text:span text:style-name="T1"><text:tab/></text:span><text:span text:style-name="T1">(string)</text:span></text:p>
        </draw:connector>
        <draw:rect draw:style-name="gr13" draw:text-style-name="P2" draw:id="id20" draw:layer="layout" svg:width="2.5cm" svg:height="1.5cm" svg:x="9.5cm" svg:y="6.4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connector draw:style-name="gr7" draw:text-style-name="P2" draw:layer="layout" svg:x1="10.75cm" svg:y1="7.9cm" svg:x2="10.75cm" svg:y2="8.9cm" draw:start-shape="id20" draw:start-glue-point="2" draw:end-shape="id13" draw:end-glue-point="0" svg:d="m10750 7900v1000">
          <text:p text:style-name="P1"><text:span text:style-name="T1"><text:tab/></text:span><text:span text:style-name="T1"><text:tab/></text:span><text:span text:style-name="T1">Data (string)</text:span></text:p>
        </draw:connector>
        <draw:rect draw:style-name="gr14" draw:text-style-name="P2" draw:layer="layout" svg:width="2.5cm" svg:height="1.5cm" svg:x="17.5cm" svg:y="25.2cm">
          <text:p text:style-name="P1"><text:span text:style-name="T9">ebc</text:span></text:p>
          <text:p text:style-name="P1"><text:span text:style-name="T1">Standard</text:span></text:p>
          <text:p text:style-name="P1"><text:span text:style-name="T1">Action</text:span></text:p>
        </draw:rect>
        <draw:rect draw:style-name="gr1" draw:text-style-name="P2" draw:layer="layout" svg:width="2.5cm" svg:height="1.5cm" svg:x="17.5cm" svg:y="27.2cm">
          <text:p text:style-name="P1"><text:span text:style-name="T1">specialized</text:span></text:p>
          <text:p text:style-name="P1"><text:span text:style-name="T1">Action</text:span></text:p>
        </draw:rect>
      </draw:page>
      <draw:page draw:name="page3" draw:style-name="dp1" draw:master-page-name="Standard">
        <draw:rect draw:style-name="gr1" draw:text-style-name="P2" draw:id="id38" draw:layer="layout" svg:width="2.5cm" svg:height="1.5cm" svg:x="11cm" svg:y="22cm">
          <text:p text:style-name="P1"><text:span text:style-name="T1">Separate</text:span></text:p>
          <text:p text:style-name="P1"><text:span text:style-name="T1">Data Block</text:span></text:p>
        </draw:rect>
        <draw:custom-shape draw:style-name="gr3" draw:text-style-name="P1" draw:id="id43" draw:layer="layout" svg:width="0.833cm" svg:height="0.833cm" svg:x="2.139cm" svg:y="14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26" draw:layer="layout" svg:width="0.833cm" svg:height="0.833cm" svg:x="2.167cm" svg:y="3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1" draw:layer="layout" svg:width="0.833cm" svg:height="0.833cm" svg:x="2.167cm" svg:y="10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7cm" svg:height="1cm" svg:x="1.5cm" svg:y="1.5cm">
          <draw:text-box>
            <text:p><text:span text:style-name="T2">Task : Learning Mode</text:span></text:p>
          </draw:text-box>
        </draw:frame>
        <draw:frame draw:style-name="gr4" draw:layer="layout" svg:width="3.669cm" svg:height="0.963cm" svg:x="16.001cm" svg:y="1.537cm">
          <draw:text-box>
            <text:p>14.10.2010</text:p>
          </draw:text-box>
        </draw:frame>
        <draw:connector draw:style-name="gr7" draw:text-style-name="P1" draw:layer="layout" svg:x1="3cm" svg:y1="4.223cm" svg:x2="11cm" svg:y2="4.25cm" draw:start-shape="id26" draw:start-glue-point="10" draw:end-shape="id27" draw:end-glue-point="3" svg:d="m3000 4223h4000v27h4000">
          <text:p text:style-name="P1"/>
          <text:p text:style-name="P1"><text:span text:style-name="T3"/></text:p>
        </draw:connector>
        <draw:rect draw:style-name="gr1" draw:text-style-name="P2" draw:id="id42" draw:layer="layout" svg:width="2.5cm" svg:height="1.5cm" svg:x="4.95cm" svg:y="12cm">
          <draw:glue-point draw:id="4" svg:x="5cm" svg:y="-1.666cm"/>
          <draw:glue-point draw:id="5" svg:x="5cm" svg:y="1.666cm"/>
          <draw:glue-point draw:id="6" svg:x="3cm" svg:y="-5cm"/>
          <draw:glue-point draw:id="7" svg:x="3cm" svg:y="5cm"/>
          <text:p text:style-name="P1"><text:span text:style-name="T1">Split</text:span></text:p>
          <text:p text:style-name="P1"><text:span text:style-name="T1">Device Data</text:span></text:p>
        </draw:rect>
        <draw:rect draw:style-name="gr1" draw:text-style-name="P2" draw:id="id36" draw:layer="layout" svg:width="3.5cm" svg:height="2.5cm" svg:x="10.5cm" svg:y="13.5cm">
          <draw:glue-point draw:id="4" svg:x="-5cm" svg:y="-1.666cm"/>
          <draw:glue-point draw:id="5" svg:x="-5cm" svg:y="1.666cm"/>
          <text:p text:style-name="P1"><text:span text:style-name="T1">Add Command</text:span></text:p>
          <text:p text:style-name="P1"><text:span text:style-name="T1">to Device </text:span></text:p>
          <text:p text:style-name="P1"><text:span text:style-name="T1">Definition Data</text:span></text:p>
        </draw:rect>
        <draw:frame draw:style-name="gr4" draw:text-style-name="P16" draw:layer="layout" svg:width="7.068cm" svg:height="0.806cm" svg:x="1cm" svg:y="15.694cm">
          <draw:text-box>
            <text:p><text:span text:style-name="T10">out_NewDeviceDefinitionData</text:span></text:p>
          </draw:text-box>
        </draw:frame>
        <draw:frame draw:style-name="gr17" draw:text-style-name="P17" draw:layer="layout" svg:width="7.999cm" svg:height="0.806cm" svg:x="1.001cm" svg:y="3cm">
          <draw:text-box>
            <text:p><text:span text:style-name="T11">in_DataFromPC</text:span></text:p>
          </draw:text-box>
        </draw:frame>
        <draw:frame draw:style-name="gr18" draw:text-style-name="P16" draw:layer="layout" svg:width="6.5cm" svg:height="0.806cm" svg:x="1cm" svg:y="9.694cm">
          <draw:text-box>
            <text:p><text:span text:style-name="T10">in_DeviceDefinitionData</text:span></text:p>
          </draw:text-box>
        </draw:frame>
        <draw:rect draw:style-name="gr12" draw:text-style-name="P2" draw:id="id37" draw:layer="layout" svg:width="2.5cm" svg:height="1.5cm" svg:x="11cm" svg:y="24.5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rect draw:style-name="gr13" draw:text-style-name="P2" draw:id="id39" draw:layer="layout" svg:width="2.5cm" svg:height="1.5cm" svg:x="11cm" svg:y="6cm">
          <text:p text:style-name="P1"><text:span text:style-name="T1">Convert</text:span></text:p>
          <text:p text:style-name="P1"><text:span text:style-name="T1">Control</text:span></text:p>
          <text:p text:style-name="P1"><text:span text:style-name="T1">Bytes</text:span></text:p>
        </draw:rect>
        <draw:rect draw:style-name="gr14" draw:text-style-name="P2" draw:layer="layout" svg:width="2.5cm" svg:height="1.5cm" svg:x="2cm" svg:y="21cm">
          <text:p text:style-name="P1"><text:span text:style-name="T9">ebc</text:span></text:p>
          <text:p text:style-name="P1"><text:span text:style-name="T1">Standard</text:span></text:p>
          <text:p text:style-name="P1"><text:span text:style-name="T1">Action</text:span></text:p>
        </draw:rect>
        <draw:rect draw:style-name="gr1" draw:text-style-name="P2" draw:layer="layout" svg:width="2.5cm" svg:height="1.5cm" svg:x="2cm" svg:y="23cm">
          <text:p text:style-name="P1"><text:span text:style-name="T1">specialized</text:span></text:p>
          <text:p text:style-name="P1"><text:span text:style-name="T1">Action</text:span></text:p>
        </draw:rect>
        <draw:custom-shape draw:style-name="gr3" draw:text-style-name="P1" draw:id="id28" draw:layer="layout" svg:width="0.833cm" svg:height="0.833cm" svg:x="18.667cm" svg:y="3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9" draw:layer="layout" svg:width="5cm" svg:height="0.806cm" svg:x="15.5cm" svg:y="4.694cm">
          <draw:text-box>
            <text:p text:style-name="P18"><text:span text:style-name="T11">out_DataToDevice</text:span></text:p>
          </draw:text-box>
        </draw:frame>
        <draw:rect draw:style-name="gr6" draw:text-style-name="P2" draw:id="id27" draw:layer="layout" svg:width="2.5cm" svg:height="1.5cm" svg:x="11cm" svg:y="3.5cm">
          <text:p text:style-name="P1"><text:span text:style-name="T1">Split</text:span></text:p>
          <text:p text:style-name="P1"><text:span text:style-name="T1">Message</text:span></text:p>
        </draw:rect>
        <draw:connector draw:style-name="gr19" draw:text-style-name="P1" draw:layer="layout" svg:x1="12.25cm" svg:y1="5cm" svg:x2="19.5cm" svg:y2="4.278cm" draw:start-shape="id27" draw:start-glue-point="2" draw:end-shape="id28" draw:end-glue-point="10" svg:d="m12250 5000v501h7750v-1223h-500">
          <text:p/>
        </draw:connector>
        <draw:connector draw:style-name="gr19" draw:text-style-name="P1" draw:layer="layout" svg:x1="12.25cm" svg:y1="5cm" svg:x2="19.5cm" svg:y2="4.278cm" draw:start-shape="id27" draw:start-glue-point="2" draw:end-shape="id28" draw:end-glue-point="10" svg:d="m12250 5000v501h7750v-1223h-500">
          <text:p/>
        </draw:connector>
        <draw:connector draw:style-name="gr19" draw:text-style-name="P1" draw:layer="layout" svg:x1="12.25cm" svg:y1="5cm" svg:x2="19.5cm" svg:y2="4.278cm" draw:start-shape="id27" draw:start-glue-point="2" draw:end-shape="id28" draw:end-glue-point="10" svg:d="m12250 5000v501h7750v-1223h-500">
          <text:p/>
        </draw:connector>
        <draw:connector draw:style-name="gr20" draw:text-style-name="P1" draw:layer="layout" svg:x1="13.5cm" svg:y1="4.25cm" svg:x2="18.667cm" svg:y2="4.278cm" draw:start-shape="id27" draw:start-glue-point="1" draw:end-shape="id28" draw:end-glue-point="6" svg:d="m13500 4250h2583v28h2584">
          <text:p/>
        </draw:connector>
        <draw:custom-shape draw:style-name="gr3" draw:text-style-name="P1" draw:id="id29" draw:layer="layout" svg:width="0.833cm" svg:height="0.833cm" svg:x="18.667cm" svg:y="27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8.667cm" svg:y1="27.758cm" svg:x2="13.5cm" svg:y2="27.75cm" draw:start-shape="id29" draw:start-glue-point="6" draw:end-shape="id30" draw:end-glue-point="1" svg:d="m18667 27758h-2584v-8h-2583">
          <text:p text:style-name="P1"/>
          <text:p text:style-name="P1"><text:span text:style-name="T3"/></text:p>
        </draw:connector>
        <draw:frame draw:style-name="gr11" draw:text-style-name="P17" draw:layer="layout" svg:width="5cm" svg:height="0.806cm" svg:x="15cm" svg:y="26.5cm">
          <draw:text-box>
            <text:p><text:span text:style-name="T11">in_DataFromDevice</text:span></text:p>
          </draw:text-box>
        </draw:frame>
        <draw:custom-shape draw:style-name="gr3" draw:text-style-name="P1" draw:id="id31" draw:layer="layout" svg:width="0.833cm" svg:height="0.833cm" svg:x="2.167cm" svg:y="27.3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7" draw:layer="layout" svg:width="5.5cm" svg:height="0.806cm" svg:x="1cm" svg:y="26.5cm">
          <draw:text-box>
            <text:p><text:span text:style-name="T11">out_DataToPC</text:span></text:p>
          </draw:text-box>
        </draw:frame>
        <draw:rect draw:style-name="gr6" draw:text-style-name="P2" draw:id="id30" draw:layer="layout" svg:width="2.5cm" svg:height="1.5cm" svg:x="11cm" svg:y="27cm">
          <text:p text:style-name="P1"><text:span text:style-name="T1">Split</text:span></text:p>
          <text:p text:style-name="P1"><text:span text:style-name="T1">Message</text:span></text:p>
        </draw:rect>
        <draw:connector draw:style-name="gr20" draw:text-style-name="P1" draw:layer="layout" svg:x1="11cm" svg:y1="27.75cm" svg:x2="3cm" svg:y2="27.751cm" draw:start-shape="id30" draw:start-glue-point="3" draw:end-shape="id31" draw:end-glue-point="10" svg:d="m11000 27750h-4000v1h-4000">
          <text:p/>
        </draw:connector>
        <draw:rect draw:style-name="gr1" draw:text-style-name="P2" draw:id="id40" draw:layer="layout" svg:width="2.5cm" svg:height="1.5cm" svg:x="11cm" svg:y="8.5cm">
          <text:p text:style-name="P1"><text:span text:style-name="T1">Separate</text:span></text:p>
          <text:p text:style-name="P1"><text:span text:style-name="T1">Data Block</text:span></text:p>
        </draw:rect>
        <draw:rect draw:style-name="gr14" draw:text-style-name="P2" draw:id="id32" draw:layer="layout" svg:width="2.5cm" svg:height="1.5cm" svg:x="11cm" svg:y="11cm">
          <text:p text:style-name="P1"><text:span text:style-name="T1">Send</text:span></text:p>
          <text:p text:style-name="P1"><text:span text:style-name="T1">Trigger Signal</text:span></text:p>
        </draw:rect>
        <draw:rect draw:style-name="gr14" draw:text-style-name="P2" draw:id="id34" draw:layer="layout" svg:width="2.5cm" svg:height="1.5cm" svg:x="11cm" svg:y="19.5cm">
          <text:p text:style-name="P1"><text:span text:style-name="T1">Send</text:span></text:p>
          <text:p text:style-name="P1"><text:span text:style-name="T1">Trigger Signal</text:span></text:p>
        </draw:rect>
        <draw:rect draw:style-name="gr22" draw:text-style-name="P2" draw:id="id33" draw:layer="layout" svg:width="2.5cm" svg:height="1.5cm" svg:x="16cm" svg:y="17cm">
          <text:p text:style-name="P1"><text:span text:style-name="T1">TimeSpan</text:span></text:p>
          <text:p text:style-name="P1"><text:span text:style-name="T4">between signals</text:span></text:p>
        </draw:rect>
        <draw:connector draw:style-name="gr20" draw:text-style-name="P1" draw:layer="layout" draw:line-skew="0.499cm" svg:x1="13.5cm" svg:y1="11.75cm" svg:x2="18.5cm" svg:y2="17.75cm" draw:start-shape="id32" draw:start-glue-point="1" draw:end-shape="id33" draw:end-glue-point="1" svg:d="m13500 11750h6000v6000h-1000">
          <text:p/>
        </draw:connector>
        <draw:connector draw:style-name="gr20" draw:text-style-name="P1" draw:layer="layout" draw:line-skew="0.999cm" svg:x1="13.5cm" svg:y1="20.25cm" svg:x2="18.5cm" svg:y2="17.75cm" draw:start-shape="id34" draw:start-glue-point="1" draw:end-shape="id33" draw:end-glue-point="1" svg:d="m13500 20250h6500v-2500h-1500">
          <text:p/>
        </draw:connector>
        <draw:rect draw:style-name="gr14" draw:text-style-name="P2" draw:id="id35" draw:layer="layout" svg:width="2.5cm" svg:height="1.5cm" svg:x="11cm" svg:y="17cm">
          <text:p text:style-name="P1"><text:span text:style-name="T1">Join</text:span></text:p>
          <text:p text:style-name="P1"><text:span text:style-name="T1">Messages</text:span></text:p>
        </draw:rect>
        <draw:connector draw:style-name="gr20" draw:text-style-name="P1" draw:layer="layout" svg:x1="16cm" svg:y1="17.75cm" svg:x2="13.5cm" svg:y2="17.75cm" draw:start-shape="id33" draw:start-glue-point="3" draw:end-shape="id35" draw:end-glue-point="1" svg:d="m16000 17750h-2500">
          <text:p/>
        </draw:connector>
        <draw:connector draw:style-name="gr20" draw:text-style-name="P1" draw:layer="layout" svg:x1="12.25cm" svg:y1="12.5cm" svg:x2="12.25cm" svg:y2="13.5cm" draw:start-shape="id32" draw:start-glue-point="2" draw:end-shape="id36" draw:end-glue-point="0" svg:d="m12250 12500v1000">
          <text:p/>
        </draw:connector>
        <draw:connector draw:style-name="gr20" draw:text-style-name="P1" draw:layer="layout" svg:x1="12.25cm" svg:y1="17cm" svg:x2="12.25cm" svg:y2="16cm" draw:start-shape="id35" draw:start-glue-point="0" draw:end-shape="id36" draw:end-glue-point="2" svg:d="m12250 17000v-1000">
          <text:p/>
        </draw:connector>
        <draw:connector draw:style-name="gr20" draw:text-style-name="P1" draw:layer="layout" svg:x1="12.25cm" svg:y1="19.5cm" svg:x2="12.25cm" svg:y2="18.5cm" draw:start-shape="id34" draw:start-glue-point="0" draw:end-shape="id35" draw:end-glue-point="2" svg:d="m12250 19500v-1000">
          <text:p/>
        </draw:connector>
        <draw:connector draw:style-name="gr20" draw:text-style-name="P1" draw:layer="layout" svg:x1="12.25cm" svg:y1="27cm" svg:x2="12.25cm" svg:y2="26cm" draw:start-shape="id30" draw:start-glue-point="0" draw:end-shape="id37" draw:end-glue-point="2" svg:d="m12250 27000v-1000">
          <text:p/>
        </draw:connector>
        <draw:connector draw:style-name="gr20" draw:text-style-name="P1" draw:layer="layout" svg:x1="12.25cm" svg:y1="24.5cm" svg:x2="12.25cm" svg:y2="23.5cm" draw:start-shape="id37" draw:start-glue-point="0" draw:end-shape="id38" draw:end-glue-point="2" svg:d="m12250 24500v-1000">
          <text:p/>
        </draw:connector>
        <draw:connector draw:style-name="gr20" draw:text-style-name="P1" draw:layer="layout" svg:x1="12.25cm" svg:y1="22cm" svg:x2="12.25cm" svg:y2="21cm" draw:start-shape="id38" draw:start-glue-point="0" draw:end-shape="id34" draw:end-glue-point="2" svg:d="m12250 22000v-1000">
          <text:p/>
        </draw:connector>
        <draw:connector draw:style-name="gr20" draw:text-style-name="P1" draw:layer="layout" svg:x1="12.25cm" svg:y1="5cm" svg:x2="12.25cm" svg:y2="6cm" draw:start-shape="id27" draw:start-glue-point="2" draw:end-shape="id39" draw:end-glue-point="0" svg:d="m12250 5000v1000">
          <text:p/>
        </draw:connector>
        <draw:connector draw:style-name="gr20" draw:text-style-name="P1" draw:layer="layout" svg:x1="12.25cm" svg:y1="7.5cm" svg:x2="12.25cm" svg:y2="8.5cm" draw:start-shape="id39" draw:start-glue-point="2" draw:end-shape="id40" draw:end-glue-point="0" svg:d="m12250 7500v1000">
          <text:p/>
        </draw:connector>
        <draw:connector draw:style-name="gr20" draw:text-style-name="P1" draw:layer="layout" svg:x1="12.25cm" svg:y1="10cm" svg:x2="12.25cm" svg:y2="11cm" draw:start-shape="id40" draw:start-glue-point="2" draw:end-shape="id32" draw:end-glue-point="0" svg:d="m12250 10000v1000">
          <text:p/>
        </draw:connector>
        <draw:connector draw:style-name="gr23" draw:text-style-name="P1" draw:layer="layout" svg:x1="3cm" svg:y1="11.084cm" svg:x2="6.2cm" svg:y2="12cm" draw:start-shape="id41" draw:start-glue-point="10" draw:end-shape="id42" draw:end-glue-point="0" svg:d="m3000 11084h3200v916">
          <text:p/>
        </draw:connector>
        <draw:connector draw:style-name="gr23" draw:text-style-name="P1" draw:layer="layout" draw:line-skew="0.565cm" svg:x1="7.45cm" svg:y1="12.75cm" svg:x2="11cm" svg:y2="9.25cm" draw:start-shape="id42" draw:start-glue-point="1" draw:end-shape="id40" draw:end-glue-point="3" svg:d="m7450 12750h2340v-3500h1210">
          <text:p/>
        </draw:connector>
        <draw:connector draw:style-name="gr23" draw:text-style-name="P1" draw:layer="layout" draw:line-skew="0.565cm" svg:x1="7.45cm" svg:y1="12.75cm" svg:x2="11cm" svg:y2="22.75cm" draw:start-shape="id42" draw:start-glue-point="1" draw:end-shape="id38" draw:end-glue-point="3" svg:d="m7450 12750h2340v10000h1210">
          <text:p/>
        </draw:connector>
        <draw:rect draw:style-name="gr24" draw:text-style-name="P1" draw:layer="layout" svg:width="1cm" svg:height="0.344cm" svg:x="8.9cm" svg:y="14.155cm">
          <text:p/>
        </draw:rect>
        <draw:connector draw:style-name="gr23" draw:text-style-name="P1" draw:layer="layout" svg:x1="6.2cm" svg:y1="13.5cm" svg:x2="10.5cm" svg:y2="14.334cm" draw:start-shape="id42" draw:start-glue-point="2" draw:end-shape="id36" draw:end-glue-point="4" svg:d="m6200 13500v834h4300">
          <text:p/>
        </draw:connector>
        <draw:rect draw:style-name="gr24" draw:text-style-name="P1" draw:layer="layout" svg:width="0.774cm" svg:height="0.397cm" svg:x="9.413cm" svg:y="14.949cm">
          <text:p/>
        </draw:rect>
        <draw:connector draw:style-name="gr20" draw:text-style-name="P1" draw:layer="layout" svg:x1="10.5cm" svg:y1="15.166cm" svg:x2="2.972cm" svg:y2="15.165cm" draw:start-shape="id36" draw:start-glue-point="5" draw:end-shape="id43" draw:end-glue-point="10" svg:d="m10500 15166h-3764v-1h-3764">
          <text:p/>
        </draw:connector>
        <draw:frame draw:style-name="gr4" draw:text-style-name="P20" draw:layer="layout" svg:width="1.361cm" svg:height="0.64cm" svg:x="6.5cm" svg:y="3.61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5.5cm" svg:y="3.638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5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7.5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10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12.5cm">
          <draw:text-box>
            <text:p><text:span text:style-name="T1">string</text:span></text:p>
          </draw:text-box>
        </draw:frame>
        <draw:frame draw:style-name="gr4" draw:text-style-name="P20" draw:layer="layout" svg:width="1.141cm" svg:height="0.64cm" svg:x="17.729cm" svg:y="11.11cm">
          <draw:text-box>
            <text:p><text:span text:style-name="T1">void</text:span></text:p>
          </draw:text-box>
        </draw:frame>
        <draw:frame draw:style-name="gr4" draw:text-style-name="P20" draw:layer="layout" svg:width="2.686cm" svg:height="0.64cm" draw:transform="rotate (1.5707963267946) translate (9.136cm 12.397cm)">
          <draw:text-box>
            <text:p><text:span text:style-name="T1">Seperator List</text:span></text:p>
          </draw:text-box>
        </draw:frame>
        <draw:frame draw:style-name="gr4" draw:text-style-name="P20" draw:layer="layout" svg:width="1.361cm" svg:height="0.64cm" svg:x="12.25cm" svg:y="21.36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23.86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26.36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6cm" svg:y="27.75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6.5cm" svg:y="27.751cm">
          <draw:text-box>
            <text:p><text:span text:style-name="T1">string</text:span></text:p>
          </draw:text-box>
        </draw:frame>
        <draw:frame draw:style-name="gr4" draw:text-style-name="P20" draw:layer="layout" svg:width="1.361cm" svg:height="0.64cm" svg:x="12.25cm" svg:y="18.86cm">
          <draw:text-box>
            <text:p><text:span text:style-name="T1">string</text:span></text:p>
          </draw:text-box>
        </draw:frame>
        <draw:frame draw:style-name="gr4" draw:text-style-name="P20" draw:layer="layout" svg:width="1.141cm" svg:height="0.64cm" svg:x="17.817cm" svg:y="20.25cm">
          <draw:text-box>
            <text:p><text:span text:style-name="T1">void</text:span></text:p>
          </draw:text-box>
        </draw:frame>
        <draw:frame draw:style-name="gr4" draw:text-style-name="P20" draw:layer="layout" svg:width="4.329cm" svg:height="0.64cm" svg:x="12.25cm" svg:y="16.36cm">
          <draw:text-box>
            <text:p><text:span text:style-name="T1">Tuple&lt;TimeSpan,string&gt;</text:span></text:p>
          </draw:text-box>
        </draw:frame>
        <draw:frame draw:style-name="gr4" draw:text-style-name="P20" draw:layer="layout" svg:width="2.098cm" svg:height="0.64cm" svg:x="13.902cm" svg:y="17.75cm">
          <draw:text-box>
            <text:p><text:span text:style-name="T1">TimeSpan</text:span></text:p>
          </draw:text-box>
        </draw:frame>
        <draw:frame draw:style-name="gr4" draw:text-style-name="P20" draw:layer="layout" svg:width="2.686cm" svg:height="0.64cm" draw:transform="rotate (1.5707963267946) translate (9.162cm 20.863cm)">
          <draw:text-box>
            <text:p><text:span text:style-name="T1">Seperator List</text:span></text:p>
          </draw:text-box>
        </draw:frame>
        <draw:frame draw:style-name="gr4" draw:text-style-name="P20" draw:layer="layout" svg:width="3.774cm" svg:height="0.64cm" svg:x="6.006cm" svg:y="14.334cm">
          <draw:text-box>
            <text:p><text:span text:style-name="T1">DeviceDefinitionData</text:span></text:p>
          </draw:text-box>
        </draw:frame>
      </draw:page>
      <draw:page draw:name="page4" draw:style-name="dp1" draw:master-page-name="Standard">
        <draw:frame draw:style-name="gr16" draw:text-style-name="P3" draw:layer="layout" svg:width="11.89cm" svg:height="1cm" svg:x="1.5cm" svg:y="1.5cm">
          <draw:text-box>
            <text:p><text:span text:style-name="T2">GUI – Main Window / Hauptprogramm</text:span></text:p>
          </draw:text-box>
        </draw:frame>
        <draw:frame draw:style-name="gr4" draw:layer="layout" svg:width="3.669cm" svg:height="0.963cm" svg:x="16.001cm" svg:y="1.537cm">
          <draw:text-box>
            <text:p>14.10.2010</text:p>
          </draw:text-box>
        </draw:frame>
        <draw:custom-shape draw:style-name="gr3" draw:text-style-name="P1" draw:id="id48" draw:layer="layout" svg:width="0.832cm" svg:height="0.833cm" svg:x="18.168cm" svg:y="7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4" draw:layer="layout" svg:width="0.832cm" svg:height="0.833cm" svg:x="2.168cm" svg:y="7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id="id46" draw:layer="layout" svg:width="2.5cm" svg:height="1.5cm" svg:x="7.168cm" svg:y="7.5cm">
          <text:p text:style-name="P1"><text:span text:style-name="T1">Task:</text:span></text:p>
          <text:p text:style-name="P1"><text:span text:style-name="T1">Simulation</text:span></text:p>
        </draw:rect>
        <draw:rect draw:style-name="gr14" draw:text-style-name="P2" draw:id="id45" draw:layer="layout" svg:width="2.5cm" svg:height="1.5cm" svg:x="7.168cm" svg:y="4cm">
          <text:p text:style-name="P1"><text:span text:style-name="T9">switch</text:span></text:p>
        </draw:rect>
        <draw:rect draw:style-name="gr1" draw:text-style-name="P2" draw:id="id47" draw:layer="layout" svg:width="2.5cm" svg:height="1.5cm" svg:x="12.168cm" svg:y="7.5cm">
          <draw:glue-point draw:id="4" svg:x="5cm" svg:y="-1.666cm"/>
          <draw:glue-point draw:id="5" svg:x="5cm" svg:y="1.666cm"/>
          <draw:glue-point draw:id="6" svg:x="-3cm" svg:y="-5cm"/>
          <draw:glue-point draw:id="7" svg:x="3cm" svg:y="-5cm"/>
          <draw:glue-point draw:id="8" svg:x="3cm" svg:y="5cm"/>
          <draw:glue-point draw:id="9" svg:x="-3cm" svg:y="5cm"/>
          <text:p text:style-name="P1"><text:span text:style-name="T1">Task:</text:span></text:p>
          <text:p text:style-name="P1"><text:span text:style-name="T1">Learn Mode</text:span></text:p>
        </draw:rect>
        <draw:connector draw:style-name="gr25" draw:text-style-name="P1" draw:layer="layout" svg:x1="2.584cm" svg:y1="7.667cm" svg:x2="7.168cm" svg:y2="4.75cm" draw:start-shape="id44" draw:start-glue-point="4" draw:end-shape="id45" draw:end-glue-point="3" svg:d="m2584 7667v-2917h4584">
          <text:p/>
        </draw:connector>
        <draw:connector draw:style-name="gr25" draw:text-style-name="P1" draw:layer="layout" svg:x1="8.418cm" svg:y1="5.5cm" svg:x2="8.418cm" svg:y2="7.5cm" draw:start-shape="id45" draw:start-glue-point="2" draw:end-shape="id46" draw:end-glue-point="0" svg:d="m8418 5500v2000">
          <text:p/>
        </draw:connector>
        <draw:connector draw:style-name="gr25" draw:text-style-name="P1" draw:layer="layout" svg:x1="9.668cm" svg:y1="4.75cm" svg:x2="12.668cm" svg:y2="7.5cm" draw:start-shape="id45" draw:start-glue-point="1" draw:end-shape="id47" draw:end-glue-point="6" svg:d="m9668 4750h3000v2750">
          <text:p/>
        </draw:connector>
        <draw:connector draw:style-name="gr25" draw:text-style-name="P1" draw:layer="layout" draw:line-skew="1.999cm" svg:x1="12.668cm" svg:y1="9cm" svg:x2="2.584cm" svg:y2="8.5cm" draw:start-shape="id47" draw:start-glue-point="9" draw:end-shape="id44" draw:end-glue-point="8" svg:d="m12668 9000v2500h-10084v-3000">
          <text:p/>
        </draw:connector>
        <draw:connector draw:style-name="gr25" draw:text-style-name="P1" draw:layer="layout" draw:line-skew="1.999cm" svg:x1="8.418cm" svg:y1="9cm" svg:x2="2.584cm" svg:y2="8.5cm" draw:start-shape="id46" draw:start-glue-point="2" draw:end-shape="id44" draw:end-glue-point="8" svg:d="m8418 9000v2500h-5834v-3000">
          <text:p/>
        </draw:connector>
        <draw:connector draw:style-name="gr25" draw:text-style-name="P1" draw:layer="layout" draw:line-skew="-2.269cm" svg:x1="14.168cm" svg:y1="7.5cm" svg:x2="18.584cm" svg:y2="7.789cm" draw:start-shape="id47" draw:start-glue-point="7" draw:end-shape="id48" draw:end-glue-point="4" svg:d="m14168 7500v-2770h4416v3059">
          <text:p/>
        </draw:connector>
        <draw:connector draw:style-name="gr25" draw:text-style-name="P1" draw:layer="layout" draw:line-skew="1.999cm" svg:x1="18.584cm" svg:y1="8.622cm" svg:x2="14.168cm" svg:y2="9cm" draw:start-shape="id48" draw:start-glue-point="8" draw:end-shape="id47" draw:end-glue-point="8" svg:d="m18584 8622v2878h-4416v-2500">
          <text:p/>
        </draw:connector>
        <draw:frame draw:style-name="gr4" draw:text-style-name="P20" draw:layer="layout" svg:width="1.573cm" svg:height="1.418cm" svg:x="3cm" svg:y="6.971cm">
          <draw:text-box>
            <text:p><text:span text:style-name="T1">RS232</text:span></text:p>
            <text:p><text:span text:style-name="T1">Port A</text:span></text:p>
            <text:p><text:span text:style-name="T1">(PC)</text:span></text:p>
          </draw:text-box>
        </draw:frame>
        <draw:frame draw:style-name="gr4" draw:text-style-name="P20" draw:layer="layout" svg:width="1.81cm" svg:height="1.418cm" svg:x="16.927cm" svg:y="8.5cm">
          <draw:text-box>
            <text:p><text:span text:style-name="T1">RS232</text:span></text:p>
            <text:p><text:span text:style-name="T1">Port B</text:span></text:p>
            <text:p><text:span text:style-name="T1">(Device)</text:span></text:p>
          </draw:text-box>
        </draw:frame>
        <draw:frame draw:style-name="gr4" draw:text-style-name="P20" draw:layer="layout" svg:width="17.236cm" svg:height="1.807cm" svg:x="2.5cm" svg:y="12cm">
          <draw:text-box>
            <text:p><text:span text:style-name="T1">Schema Skizze des Hauptprogramms</text:span></text:p>
            <text:p><text:span text:style-name="T1"/></text:p>
            <text:p><text:span text:style-name="T1">Die notwendigen Aktivities für die Darstellung der Daten in den TextBoxen ist in dieser Schamzeichnung</text:span></text:p>
            <text:p><text:span text:style-name="T1">nicht dargestellt. Diese Activitis (z.B. Syncronisation mit GUI Thread) ergeben sich direkt aus dem Quelltex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EBC_2f_Spezial_20_Action" draw:display-name="EBC/Spezial Action" draw:style="axial" draw:start-color="#ffff99" draw:end-color="#99ccff" draw:start-intensity="100%" draw:end-intensity="10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ync-Async_20_0_b0_" draw:display-name="Sync-Async 0°" draw:style="linear" draw:start-color="#99ccff" draw:end-color="#e6e64c" draw:start-intensity="100%" draw:end-intensity="100%" draw:angle="0" draw:border="0%"/>
    <draw:gradient draw:name="Sync-Async_20_90_b0_" draw:display-name="Sync-Async 90°" draw:style="linear" draw:start-color="#99ccff" draw:end-color="#e6e64c" draw:start-intensity="100%" draw:end-intensity="100%" draw:angle="900" draw:border="0%"/>
    <draw:hatch draw:name="EBC-Spezial" draw:style="single" draw:color="#ffff99" draw:distance="0.6cm" draw:rotation="45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46" draw:fill-image-name="Bitmape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of Konstantinopoulos</meta:initial-creator>
    <meta:creation-date>2010-08-22T01:21:26.68</meta:creation-date>
    <dc:date>2010-10-16T00:34:20.84</dc:date>
    <dc:creator>Christof Konstantinopoulos</dc:creator>
    <meta:editing-duration>PT10H17M13S</meta:editing-duration>
    <meta:editing-cycles>60</meta:editing-cycles>
    <meta:generator>OpenOffice.org/3.2$Win32 OpenOffice.org_project/320m18$Build-9502</meta:generator>
    <meta:printed-by>Christof Konstantinopoulos</meta:printed-by>
    <meta:print-date>2010-10-13T11:44:41.91</meta:print-date>
    <meta:document-statistic meta:object-count="156"/>
  </office:meta>
</office:document-meta>
</file>